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9,640,280,08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9,253,098,954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,690,485,82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,539,048,447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8,241,332,51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,815,599,502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,650,300,319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,881,038,269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,121,234,529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,671,332,137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177,015,141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068,065,928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317,951,468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932,213,574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375,281,62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137,093,489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964,779,92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965,444,51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,067,528,50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155,659,412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989,343,495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851,558,301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382,334,87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5:32.471977120</dc:date>
    <meta:editing-duration>PT5H36M49S</meta:editing-duration>
    <meta:editing-cycles>140</meta:editing-cycles>
    <meta:generator>LibreOffice/7.2.6.2$Linux_X86_64 LibreOffice_project/20$Build-2</meta:generator>
    <meta:document-statistic meta:table-count="1" meta:cell-count="48" meta:object-count="0"/>
  </office:meta>
</office:document-meta>
</file>